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customer (</text:p>
      <text:p text:style-name="Standard"><text:s text:c="3"/>customer_id INT,</text:p>
      <text:p text:style-name="Standard"><text:s text:c="3"/>order INT,</text:p>
      <text:p text:style-name="Standard"><text:s text:c="3"/>product VARCHAR(30),</text:p>
      <text:p text:style-name="Standard"><text:s text:c="3"/>PRIMARY KEY (customer_id)</text:p>
      <text:p text:style-name="Standard"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4:04:55.882054561</meta:creation-date>
    <dc:date>2020-08-14T14:12:22.539501481</dc:date>
    <meta:editing-duration>PT7M56S</meta:editing-duration>
    <meta:editing-cycles>1</meta:editing-cycles>
    <meta:document-statistic meta:table-count="0" meta:image-count="0" meta:object-count="0" meta:page-count="1" meta:paragraph-count="6" meta:word-count="14" meta:character-count="108" meta:non-whitespace-character-count="88"/>
    <meta:generator>LibreOffice/6.4.4.2$Linux_X86_64 LibreOffice_project/40$Build-2</meta:generator>
  </office:meta>
</office:document-meta>
</file>